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3ca8f" officeooo:paragraph-rsid="0003ca8f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4pt" style:text-underline-style="none" fo:font-weight="normal" officeooo:rsid="000544d5" officeooo:paragraph-rsid="000544d5" style:font-size-asian="12.25pt" style:font-weight-asian="normal" style:font-size-complex="14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4pt" style:text-underline-style="none" fo:font-weight="normal" officeooo:rsid="000b9dc4" officeooo:paragraph-rsid="000b9dc4" style:font-size-asian="12.25pt" style:font-weight-asian="normal" style:font-size-complex="14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4pt" style:text-underline-style="none" fo:font-weight="normal" officeooo:rsid="000d7c66" officeooo:paragraph-rsid="000d7c66" style:font-size-asian="12.25pt" style:font-weight-asian="normal" style:font-size-complex="14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0544d5" officeooo:paragraph-rsid="000544d5" style:font-size-asian="12.25pt" style:font-weight-asian="bold" style:font-size-complex="14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0b9dc4" officeooo:paragraph-rsid="000b9dc4" style:font-size-asian="12.25pt" style:font-weight-asian="bold" style:font-size-complex="14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0d7c66" officeooo:paragraph-rsid="000d7c66" style:font-size-asian="12.25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0544d5" officeooo:paragraph-rsid="000544d5" style:font-size-asian="12.25pt" style:font-weight-asian="normal" style:font-size-complex="14pt" style:font-weight-complex="normal"/>
    </style:style>
    <style:style style:name="T1" style:family="text">
      <style:text-properties officeooo:rsid="000d7c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4 NEURAL NETWORKS</text:p>
      <text:p text:style-name="P1"/>
      <text:p text:style-name="P5">MODELS AND REPRESENTATIONS OF NEURAL NETWORKS</text:p>
      <text:p text:style-name="P5"/>
      <text:p text:style-name="P5">HYPOTHESIS OF A NEURAL NETWORK <text:span text:style-name="T1">AND NAMING</text:span></text:p>
      <text:p text:style-name="P8"/>
      <text:p text:style-name="P2">Drawing an analogy with a neuron, the dendrites of a neuron are termed as input</text:p>
      <text:p text:style-name="P2">features. That is where our hypothesis function (neuron) get its input from. The axon of the neuron is analogous to the output of the hypothesis function. </text:p>
      <text:p text:style-name="P2">The Neural Network consists of many layers and each layer can have multiple units.</text:p>
      <text:p text:style-name="P2">The layer 1 is called the input Layer, the last layer is called the output layer and all the middle layers are called the hidden layers as they are niether input nor output layers.</text:p>
      <text:p text:style-name="P2"/>
      <text:p text:style-name="P7">EXAMPLES OF NEURAL NETORK APPLICATIONS</text:p>
      <text:p text:style-name="P7"/>
      <text:p text:style-name="P4">They are pretty useful in non-linear hypothesis . They can be used to classify handwritten digits. Neural network can have to choose among more than 2 categories such as in the above example where there are 10 categories from 0 to 9. In this case we use one vs all version of the neural network algorithm to classify the multiple classes.<text:tab/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0T00:50:02.962993969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9" meta:word-count="172" meta:character-count="981" meta:non-whitespace-character-count="816"/>
  </office:meta>
</office:document-meta>
</file>